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950e" fo:min-height="0.283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950e" fo:min-height="0cm"/>
    </style:style>
    <style:style style:name="gr5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.264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0.857cm" fo:min-width="3.613cm" fo:padding-top="0.1cm" fo:padding-bottom="0.1cm" fo:padding-left="0.225cm" fo:padding-right="0.225cm"/>
    </style:style>
    <style:style style:name="gr18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20" style:family="graphic" style:parent-style-name="standard">
      <style:graphic-properties draw:stroke="solid" svg:stroke-width="0cm" svg:stroke-color="#000000" draw:marker-start-width="0.203cm" draw:marker-end-width="0.203cm" draw:fill="solid" draw:fill-color="#ffffcc" draw:textarea-horizontal-align="left" draw:auto-grow-height="true" draw:auto-grow-width="true" fo:min-height="1.986cm" fo:min-width="18.59cm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style:font-size-asian="12pt" style:font-size-complex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text-align="start"/>
      <style:text-properties fo:color="#666666" fo:font-size="10pt" style:font-size-asian="10pt" style:font-size-complex="10pt"/>
    </style:style>
    <style:style style:name="P12" style:family="paragraph">
      <style:paragraph-properties fo:text-align="start"/>
      <style:text-properties fo:color="#0099ff"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0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0099ff" fo:font-size="10pt" style:font-size-asian="10pt" style:font-size-complex="10pt"/>
    </style:style>
    <style:style style:name="T20" style:family="text">
      <style:text-properties fo:font-size="10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style="italic" style:font-size-asian="12pt" style:font-style-asian="italic" style:font-size-complex="12pt" style:font-style-complex="italic"/>
    </style:style>
    <style:style style:name="T22" style:family="text">
      <style:text-properties fo:font-size="10pt" fo:font-style="normal" style:font-size-asian="12pt" style:font-style-asian="normal" style:font-size-complex="12pt" style:font-style-complex="normal"/>
    </style:style>
    <style:style style:name="T23" style:family="text">
      <style:text-properties fo:font-family="Symbol" style:font-style-name="Regular" style:font-charset="x-symbol" fo:font-size="10pt" fo:font-style="normal" style:font-family-asian="Symbol" style:font-style-name-asian="Regular" style:font-charset-asian="x-symbol" style:font-size-asian="12pt" style:font-style-asian="normal" style:font-family-complex="Symbol" style:font-style-name-complex="Regular" style:font-charset-complex="x-symbol" style:font-size-complex="12pt" style:font-style-complex="normal"/>
    </style:style>
    <style:style style:name="T24" style:family="text">
      <style:text-properties fo:color="#0099ff" fo:font-family="Symbol" style:font-style-name="Regular" style:font-charset="x-symbol" fo:font-size="10pt" fo:font-weight="bold" style:font-family-asian="Symbol" style:font-style-name-asian="Regular" style:font-charset-asian="x-symbol" style:font-size-asian="12pt" style:font-weight-asian="bold" style:font-family-complex="Symbol" style:font-style-name-complex="Regular" style:font-charset-complex="x-symbol" style:font-size-complex="12pt" style:font-weight-complex="bold"/>
    </style:style>
    <style:style style:name="T25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2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7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4pt" fo:font-style="normal" style:font-size-asian="14pt" style:font-style-asian="normal" style:font-size-complex="14pt" style:font-style-complex="normal"/>
    </style:style>
    <style:style style:name="T3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use-window-font-color="true" style:text-line-through-style="none" fo:font-size="14pt" fo:font-weight="bold" style:font-size-asian="14pt" style:font-weight-asian="bold" style:font-size-complex="14pt" style:font-weight-complex="bold"/>
    </style:style>
    <style:style style:name="T34" style:family="text">
      <style:text-properties style:use-window-font-color="true" style:text-line-through-styl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16cm" svg:height="0.526cm" svg:x="2.462cm" svg:y="12.681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3cm" svg:height="0.725cm" svg:x="1.135cm" svg:y="12.1cm">
          <draw:text-box>
            <text:p><text:span text:style-name="T2">Section 2: </text:span><text:span text:style-name="T3"><text:s/>Layers (the ones of the selected Layer Groups in Section 1):</text:span></text:p>
          </draw:text-box>
        </draw:frame>
        <draw:custom-shape draw:style-name="gr3" draw:text-style-name="P4" draw:layer="layout" svg:width="11.351cm" svg:height="0.526cm" svg:x="1.569cm" svg:y="2.556cm">
          <text:p text:style-name="P1"><text:span text:style-name="T4">layer group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98cm" svg:height="0.725cm" svg:x="1.035cm" svg:y="1.801cm">
          <draw:text-box>
            <text:p><text:span text:style-name="T2">Section 1: </text:span><text:span text:style-name="T3">Layer Groups (defined in setup + created when loading a KML file from the GUI):</text:span></text:p>
          </draw:text-box>
        </draw:frame>
        <draw:frame draw:style-name="gr5" draw:text-style-name="P6" draw:layer="layout" svg:width="7.403cm" svg:height="0.595cm" svg:x="1.933cm" svg:y="11.246cm">
          <draw:text-box>
            <text:p><text:span text:style-name="T5">A </text:span><text:span text:style-name="T6">layer group</text:span><text:span text:style-name="T5"> represents one or more layers.</text:span></text:p>
          </draw:text-box>
        </draw:frame>
        <draw:frame draw:style-name="gr6" draw:text-style-name="P7" draw:layer="layout" svg:width="8.004cm" svg:height="0.962cm" svg:x="0.775cm" svg:y="0.84cm">
          <draw:text-box>
            <text:p><text:span text:style-name="T7">DIALOG 1:</text:span><text:span text:style-name="T8"> </text:span><text:span text:style-name="T9">DrawingDialog</text:span></text:p>
          </draw:text-box>
        </draw:frame>
        <draw:frame draw:style-name="gr6" draw:text-style-name="P8" draw:layer="layout" svg:width="7.504cm" svg:height="0.725cm" svg:x="13.277cm" svg:y="3.751cm">
          <draw:text-box>
            <text:p><text:span text:style-name="T10">multi-select (selection may be empty)</text:span></text:p>
          </draw:text-box>
        </draw:frame>
        <draw:custom-shape draw:style-name="gr7" draw:text-style-name="P9" draw:layer="layout" svg:width="0.389cm" svg:height="3.55cm" svg:x="13.051cm" svg:y="2.547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11.351cm" svg:height="0.526cm" svg:x="1.568cm" svg:y="3.055cm">
          <text:p text:style-name="P1"><text:span text:style-name="T4">layer group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3.554cm">
          <text:p text:style-name="P1"><text:span text:style-name="T4">layer group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351cm" svg:height="0.526cm" svg:x="1.567cm" svg:y="4.054cm">
          <text:p text:style-name="P1"><text:span text:style-name="T4">layer group 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7cm" svg:y="4.554cm">
          <text:p text:style-name="P1"><text:span text:style-name="T4">layer group 5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06cm" svg:height="4.271cm" svg:x="1.61cm" svg:y="17.009cm">
          <draw:text-box>
            <text:p><text:span text:style-name="T10">Operations on current layer in Section 2:</text:span></text:p>
            <text:list text:style-name="L1">
              <text:list-item>
                <text:p><text:span text:style-name="T11">Toggle visibility</text:span><text:span text:style-name="T12">.</text:span></text:p>
              </text:list-item>
              <text:list-item>
                <text:p><text:span text:style-name="T11">Copy</text:span><text:span text:style-name="T13"> the layer to the </text:span><text:span text:style-name="T14">EditDrawingDialog</text:span><text:span text:style-name="T15">. (</text:span><text:span text:style-name="T16">Note:</text:span><text:span text:style-name="T15"> if the layer represents a time series, only the set of</text:span></text:p>
                <text:p><text:span text:style-name="T15">drawing items associated with the currently selected KML file is copied (see </text:span><text:span text:style-name="T14">Time matching</text:span><text:span text:style-name="T15"> below).)</text:span></text:p>
              </text:list-item>
              <text:list-item>
                <text:p><text:span text:style-name="T17">Move</text:span><text:span text:style-name="T15"> layer up or down.</text:span></text:p>
              </text:list-item>
              <text:list-item>
                <text:p><text:span text:style-name="T17">Set source</text:span><text:span text:style-name="T15">. Set this (via a combobox opened by clicking in the source area for a layer) to either:</text:span></text:p>
                <text:p><text:span text:style-name="T15">1: </text:span><text:span text:style-name="T14">auto </text:span><text:span text:style-name="T15">to automatically select the KML file that matches the current diana time (see </text:span><text:span text:style-name="T14">Time matching</text:span><text:span text:style-name="T15"> below), or</text:span></text:p>
                <text:p><text:span text:style-name="T15">2: </text:span><text:span text:style-name="T14">a fixed KML file</text:span><text:span text:style-name="T15">.</text:span></text:p>
                <text:p><text:span text:style-name="T16">Note:</text:span><text:span text:style-name="T15"> the </text:span><text:span text:style-name="T14">auto</text:span><text:span text:style-name="T15"> option is only available for a layer that represents a time series (i.e. has time encoded in the</text:span></text:p>
                <text:p><text:span text:style-name="T15">file name(s))</text:span></text:p>
              </text:list-item>
            </text:list>
          </draw:text-box>
        </draw:frame>
        <draw:frame draw:style-name="gr9" draw:text-style-name="P10" draw:layer="layout" svg:width="18.833cm" svg:height="2.695cm" svg:x="1.757cm" svg:y="21.42cm">
          <draw:text-box>
            <text:p><text:span text:style-name="T10">Global operations:</text:span></text:p>
            <text:list text:style-name="L1">
              <text:list-item>
                <text:p><text:span text:style-name="T17">Apply</text:span><text:span text:style-name="T15">. This rebuilds data structures to enable DrawingManager to paint the layers according to the order and visibility defined in Section 2 at the time the operation was invoked. (</text:span><text:span text:style-name="T16">Note: </text:span><text:span text:style-name="T15">The apply operation must be manually reinvoked to reflect subsequent changes in order/visibility). The layers will be rendered in the </text:span><text:span text:style-name="T14">underlay</text:span><text:span text:style-name="T15">.</text:span></text:p>
              </text:list-item>
              <text:list-item>
                <text:p><text:span text:style-name="T17">Load</text:span><text:span text:style-name="T15"> from file. The layers resulting from parsing a KML file are inserted into the</text:span><text:span text:style-name="T14"> Layers</text:span><text:span text:style-name="T15"> list.</text:span></text:p>
                <text:p><text:span text:style-name="T16">Note:</text:span><text:span text:style-name="T15"> a layer group for the loaded layers is automatically created and inserted into the </text:span><text:span text:style-name="T14">Layer Groups</text:span><text:span text:style-name="T15"> list.</text:span></text:p>
              </text:list-item>
            </text:list>
          </draw:text-box>
        </draw:frame>
        <draw:custom-shape draw:style-name="gr10" draw:text-style-name="P4" draw:layer="layout" svg:width="6.128cm" svg:height="0.526cm" svg:x="2.422cm" svg:y="13.254cm">
          <text:p text:style-name="P1"><text:span text:style-name="T4">layer 2-1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6cm" svg:height="0.725cm" svg:x="16.277cm" svg:y="14.487cm">
          <draw:text-box>
            <text:p><text:span text:style-name="T10">single-select</text:span></text:p>
          </draw:text-box>
        </draw:frame>
        <draw:custom-shape draw:style-name="gr7" draw:text-style-name="P9" draw:layer="layout" svg:width="0.389cm" svg:height="3.565cm" svg:x="16.037cm" svg:y="13.245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4" draw:layer="layout" svg:width="6.127cm" svg:height="0.526cm" svg:x="2.422cm" svg:y="13.753cm">
          <text:p text:style-name="P1"><text:span text:style-name="T4">layer 2-2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4.752cm">
          <text:p text:style-name="P1"><text:span text:style-name="T4">layer 5-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6cm" svg:x="1.791cm" svg:y="13.7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3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3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4" draw:layer="layout" svg:width="0.676cm" svg:height="0.522cm" svg:x="1.791cm" svg:y="14.75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495cm" svg:x="1.792cm" svg:y="13.25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6cm" svg:y="13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3cm" svg:y="13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01cm" svg:y="1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6.128cm" svg:height="0.526cm" svg:x="2.421cm" svg:y="15.251cm">
          <text:p text:style-name="P1"><text:span text:style-name="T4">layer 5-2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2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4.252cm">
          <text:p text:style-name="P1"><text:span text:style-name="T4">layer 2-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4.25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5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7.365cm" svg:height="0.505cm" svg:x="8.542cm" svg:y="13.251cm">
          <text:p text:style-name="P1"><text:span text:style-name="T4">[auto]</text:span><text:span text:style-name="T18"> aaa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367cm" svg:height="0.491cm" svg:x="8.541cm" svg:y="13.756cm">
          <text:p text:style-name="P1"><text:span text:style-name="T18"><text:s text:c="10"/></text:span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26cm" svg:x="8.541cm" svg:y="15.248cm">
          <text:p text:style-name="P1"><text:span text:style-name="T18"><text:s text:c="10"/></text:span><text:span text:style-name="T18">eee-2014-05-20T00:00:00.km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001cm" svg:height="2.171cm" svg:x="1.903cm" svg:y="8.171cm">
          <draw:text-box>
            <text:p><text:span text:style-name="T5">A layer is specified as a name and a file glob pattern. The pattern specifies either:</text:span></text:p>
            <text:p><text:span text:style-name="T5">1: a single file with no time encoded in the file name, or</text:span></text:p>
            <text:p><text:span text:style-name="T5">2: a list of one or more files, each of which has a time encoded in the file name.</text:span></text:p>
            <text:p><text:span text:style-name="T5">(</text:span><text:span text:style-name="T20">Note:</text:span><text:span text:style-name="T5"> Any time range specified for an item directly in the KML structure is currently ignored, but eventually</text:span></text:p>
            <text:p><text:span text:style-name="T5">it should be possible to filter items based on that information!)</text:span></text:p>
          </draw:text-box>
        </draw:frame>
        <draw:frame draw:style-name="gr5" draw:text-style-name="P6" draw:layer="layout" svg:width="13.456cm" svg:height="1.451cm" svg:x="1.857cm" svg:y="6.422cm">
          <draw:text-box>
            <text:p><text:span text:style-name="T5">A </text:span><text:span text:style-name="T21">layer</text:span><text:span text:style-name="T5"> represents either:</text:span></text:p>
            <text:p><text:span text:style-name="T5">1: a set of </text:span><text:span text:style-name="T21">drawing items</text:span><text:span text:style-name="T5"> (polyline, symbol, text, or composite) not related to time, or</text:span></text:p>
            <text:p><text:span text:style-name="T5">2: a set of drawing items for each </text:span><text:span text:style-name="T21">time</text:span><text:span text:style-name="T5"> in a </text:span><text:span text:style-name="T21">time series</text:span><text:span text:style-name="T22"> of size </text:span><text:span text:style-name="T23">³</text:span><text:span text:style-name="T22"> 1.</text:span></text:p>
          </draw:text-box>
        </draw:frame>
        <draw:custom-shape draw:style-name="gr10" draw:text-style-name="P12" draw:layer="layout" svg:width="7.367cm" svg:height="0.53cm" svg:x="8.541cm" svg:y="14.247cm">
          <text:p text:style-name="P1"><text:span text:style-name="T4">[auto]</text:span><text:span text:style-name="T18"> ccc-</text:span><text:span text:style-name="T19">2014-05-19T18:00:00</text:span><text:span text:style-name="T18">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367cm" svg:height="0.479cm" svg:x="8.541cm" svg:y="14.776cm">
          <text:p text:style-name="P1"><text:span text:style-name="T18"><text:s text:c="10"/></text:span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92cm" svg:height="0.523cm" svg:x="8.86cm" svg:y="12.681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6cm" svg:y="5.063cm">
          <text:p text:style-name="P1"><text:span text:style-name="T4">fff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8cm" svg:height="0.526cm" svg:x="2.421cm" svg:y="15.783cm">
          <text:p text:style-name="P1"><text:span text:style-name="T4">layer fff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22cm" svg:x="1.791cm" svg:y="15.784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1.895cm" svg:y="15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042cm" svg:y="1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1cm" svg:y="1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2" draw:layer="layout" svg:width="7.367cm" svg:height="0.526cm" svg:x="8.541cm" svg:y="15.78cm">
          <text:p text:style-name="P1"><text:span text:style-name="T18"><text:s text:c="10"/></text:span><text:span text:style-name="T18">fff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351cm" svg:height="0.526cm" svg:x="1.565cm" svg:y="5.594cm">
          <text:p text:style-name="P1"><text:span text:style-name="T4">ggg-2014-05-20T06:00:00.k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127cm" svg:height="0.526cm" svg:x="2.422cm" svg:y="16.316cm">
          <text:p text:style-name="P1"><text:span text:style-name="T4">layer ggg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3cm" svg:x="1.791cm" svg:y="16.3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367cm" svg:height="0.53cm" svg:x="8.541cm" svg:y="16.311cm">
          <text:p text:style-name="P1"><text:span text:style-name="T4"><text:s text:c="6"/></text:span><text:span text:style-name="T18"><text:s text:c="4"/></text:span><text:span text:style-name="T18">ggg-2014-05-20T06:00:00.km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8.833cm" svg:height="2.695cm" svg:x="1.757cm" svg:y="24.068cm">
          <draw:text-box>
            <text:p><text:span text:style-name="T10">Time matching:</text:span></text:p>
            <text:list text:style-name="L1">
              <text:list-header>
                <text:p><text:span text:style-name="T15">For a time series layer with source set to </text:span><text:span text:style-name="T14">auto</text:span><text:span text:style-name="T15">, the KML file selected for the current diana time </text:span><text:span text:style-name="T14">CT</text:span><text:span text:style-name="T15"> is the one with a time </text:span><text:span text:style-name="T14">FT</text:span><text:span text:style-name="T15"> that either:</text:span></text:p>
                <text:p><text:span text:style-name="T15">1: is the one closest to </text:span><text:span text:style-name="T14">CT</text:span><text:span text:style-name="T15">, or</text:span></text:p>
                <text:p><text:span text:style-name="T15">2: is the one closest to </text:span><text:span text:style-name="T14">CT</text:span><text:span text:style-name="T15"> within a certain tolerance </text:span><text:span text:style-name="T14">TD</text:span><text:span text:style-name="T15"> (timediff, i.e. |minutes(</text:span><text:span text:style-name="T14">CT</text:span><text:span text:style-name="T15">)-minutes(</text:span><text:span text:style-name="T14">FT</text:span><text:span text:style-name="T15">)| &lt;= </text:span><text:span text:style-name="T14">TD</text:span><text:span text:style-name="T15">).</text:span></text:p>
                <text:p><text:span text:style-name="T16">Note:</text:span><text:span text:style-name="T15"> 2 applies iff </text:span><text:span text:style-name="T14">TD</text:span><text:span text:style-name="T15"> is set to a non-negative integer value</text:span></text:p>
              </text:list-header>
            </text:list>
          </draw:text-box>
        </draw:frame>
        <draw:frame draw:style-name="gr5" draw:text-style-name="P6" draw:layer="layout" svg:width="7.619cm" svg:height="0.595cm" svg:x="1.933cm" svg:y="10.504cm">
          <draw:text-box>
            <text:p><text:span text:style-name="T20">Note:</text:span><text:span text:style-name="T5"> A single file may contain multiple layers.</text:span></text:p>
          </draw:text-box>
        </draw:frame>
        <draw:frame draw:style-name="gr17" draw:text-style-name="P6" draw:layer="layout" svg:width="4.063cm" svg:height="1.057cm" svg:x="15.902cm" svg:y="11.658cm">
          <draw:text-box>
            <text:p><text:span text:style-name="T5">Maybe only show an</text:span></text:p>
            <text:p><text:span text:style-name="T5">asterisk (</text:span><text:span text:style-name="T24">*</text:span><text:span text:style-name="T5">) in this case</text:span></text:p>
          </draw:text-box>
        </draw:frame>
        <draw:path draw:style-name="gr18" draw:text-style-name="P9" draw:layer="layout" svg:width="3.919cm" svg:height="0.608cm" draw:transform="rotate (-2.96217280648478) translate (15.9539179926667cm 12.8098195266053cm)" svg:viewBox="0 0 3920 609" svg:d="m0 112c808-469 2986 704 3519 464l401-359">
          <text:p/>
        </draw:path>
      </draw:page>
      <draw:page draw:name="page2" draw:style-name="dp1" draw:master-page-name="Default">
        <draw:custom-shape draw:style-name="gr1" draw:text-style-name="P2" draw:layer="layout" svg:width="6.116cm" svg:height="0.526cm" svg:x="3.062cm" svg:y="3.926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92cm" svg:height="0.523cm" svg:x="9.17cm" svg:y="3.92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644cm" svg:height="0.725cm" svg:x="1.135cm" svg:y="3cm">
          <draw:text-box>
            <text:p><text:span text:style-name="T2">Section 1: </text:span><text:span text:style-name="T3"><text:s/>Edit Layers (copied from DrawingDialog):</text:span></text:p>
          </draw:text-box>
        </draw:frame>
        <draw:frame draw:style-name="gr6" draw:text-style-name="P7" draw:layer="layout" svg:width="9.096cm" svg:height="0.962cm" svg:x="0.775cm" svg:y="0.84cm">
          <draw:text-box>
            <text:p><text:span text:style-name="T7">DIALOG 2:</text:span><text:span text:style-name="T8"> </text:span><text:span text:style-name="T9">EditDrawingDialog</text:span></text:p>
          </draw:text-box>
        </draw:frame>
        <draw:frame draw:style-name="gr19" draw:text-style-name="P8" draw:layer="layout" svg:width="2.644cm" svg:height="0.725cm" svg:x="17.179cm" svg:y="4.945cm">
          <draw:text-box>
            <text:p><text:span text:style-name="T10">multi-select</text:span></text:p>
          </draw:text-box>
        </draw:frame>
        <draw:custom-shape draw:style-name="gr7" draw:text-style-name="P9" draw:layer="layout" svg:width="0.389cm" svg:height="1.939cm" svg:x="16.953cm" svg:y="4.468cm">
          <text:p/>
          <draw:enhanced-geometry svg:viewBox="0 0 21600 21600" draw:glue-points="0 0 0 21600 21600 10800" draw:text-areas="0 ?f9 7800 ?f10" draw:type="right-brace" draw:modifiers="1980.15943312666 9876.882196634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4" draw:layer="layout" svg:width="6.157cm" svg:height="0.526cm" svg:x="3.022cm" svg:y="4.953cm">
          <text:p text:style-name="P1"><text:span text:style-name="T4">layer 2-2 (edit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8cm" svg:height="0.526cm" svg:x="3.021cm" svg:y="5.452cm">
          <text:p text:style-name="P1"><text:span text:style-name="T4">layer 5-1 (ed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9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22cm" svg:x="2.391cm" svg:y="5.45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79cm" svg:height="0.595cm" svg:x="1.362cm" svg:y="7.723cm">
          <draw:text-box>
            <text:p><text:span text:style-name="T5">Edit layers are deep-copied from the DrawingDialog, i.e. they become stand-alone.</text:span></text:p>
          </draw:text-box>
        </draw:frame>
        <draw:frame draw:style-name="gr5" draw:text-style-name="P6" draw:layer="layout" svg:width="6.48cm" svg:height="0.595cm" svg:x="1.361cm" svg:y="8.658cm">
          <draw:text-box>
            <text:p><text:span text:style-name="T5">Edit layers are rendered in the </text:span><text:span text:style-name="T21">overlay</text:span><text:span text:style-name="T5">.</text:span></text:p>
          </draw:text-box>
        </draw:frame>
        <draw:frame draw:style-name="gr5" draw:text-style-name="P6" draw:layer="layout" svg:width="14.943cm" svg:height="0.595cm" svg:x="1.361cm" svg:y="9.558cm">
          <draw:text-box>
            <text:p><text:span text:style-name="T5">Drawing items in the current edit layer may be interacted with using the mouse and keyboard.</text:span></text:p>
          </draw:text-box>
        </draw:frame>
        <draw:custom-shape draw:style-name="gr10" draw:text-style-name="P11" draw:layer="layout" svg:width="7.525cm" svg:height="0.499cm" svg:x="9.173cm" svg:y="4.956cm">
          <text:p text:style-name="P1"><text:span text:style-name="T18">bbb-2014-05-19T12:00:00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25cm" svg:height="0.523cm" svg:x="9.171cm" svg:y="5.451cm">
          <text:p text:style-name="P1"><text:span text:style-name="T18">ddd.km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157cm" svg:height="0.505cm" svg:x="3.022cm" svg:y="5.951cm">
          <text:p text:style-name="P1"><text:span text:style-name="T4">layer 2-1 (edi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76cm" svg:height="0.513cm" svg:x="2.391cm" svg:y="5.951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455cm" svg:height="0.19cm" svg:x="2.495cm" svg:y="6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2cm" svg:y="6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7cm" svg:y="6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1" draw:layer="layout" svg:width="7.525cm" svg:height="0.499cm" svg:x="9.173cm" svg:y="5.954cm">
          <text:p text:style-name="P1"><text:span text:style-name="T18">aaa-2014-05-19T18:00:00.km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497cm" svg:height="4.271cm" svg:x="1.49cm" svg:y="18.484cm">
          <draw:text-box>
            <text:p><text:span text:style-name="T10">Operations on selected edit layers in Section 1:</text:span></text:p>
            <text:list text:style-name="L1">
              <text:list-item>
                <text:p><text:span text:style-name="T11">Merge</text:span><text:span text:style-name="T12"> multiple selected layers into the </text:span><text:span text:style-name="T25">topmost</text:span><text:span text:style-name="T12"> one, removing the others</text:span></text:p>
              </text:list-item>
              <text:list-item>
                <text:p><text:span text:style-name="T12">Toggle </text:span><text:span text:style-name="T11">visibility</text:span><text:span text:style-name="T12">. (</text:span><text:span text:style-name="T26">Note:</text:span><text:span text:style-name="T12"> this is independent of the visibility of the corresponding source layer(s))</text:span></text:p>
              </text:list-item>
              <text:list-item>
                <text:p><text:span text:style-name="T17">Duplicate</text:span><text:span text:style-name="T15"> selected layers into a single new layer (i.e. merging multiple layers)</text:span></text:p>
              </text:list-item>
              <text:list-item>
                <text:p><text:span text:style-name="T17">Delete</text:span><text:span text:style-name="T15"> from list (n/a for the scratch layer)</text:span></text:p>
              </text:list-item>
              <text:list-item>
                <text:p><text:span text:style-name="T17">Move</text:span><text:span text:style-name="T15"> up or down (n/a when more than one layer is selected)</text:span></text:p>
              </text:list-item>
              <text:list-item>
                <text:p><text:span text:style-name="T17">Edit</text:span><text:span text:style-name="T25"> attributes (like name ...)</text:span><text:span text:style-name="T15"> (n/a when more than one layer is selected) (n/a for the scratch layer)</text:span></text:p>
              </text:list-item>
              <text:list-item>
                <text:p><text:span text:style-name="T17">Save</text:span><text:span text:style-name="T15"> to a KML file (possible a new one) (merging multiple layers)</text:span></text:p>
              </text:list-item>
              <text:list-item>
                <text:p><text:span text:style-name="T17">Save</text:span><text:span text:style-name="T15"> back to the KML file(s) of the corresponding source layer(s) (in the case of a read-only file, the operation is</text:span></text:p>
                <text:p><text:span text:style-name="T15">either skipped for that layer, or the user needs to provide the name of a writable file)</text:span></text:p>
              </text:list-item>
            </text:list>
          </draw:text-box>
        </draw:frame>
        <draw:custom-shape draw:style-name="gr10" draw:text-style-name="P2" draw:layer="layout" svg:width="6.157cm" svg:height="0.514cm" svg:x="3.022cm" svg:y="4.451cm">
          <text:p text:style-name="P1"><text:span text:style-name="T1">*scratch*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76cm" svg:height="0.513cm" svg:x="2.391cm" svg:y="4.4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525cm" svg:height="0.499cm" svg:x="9.173cm" svg:y="4.454cm">
          <text:p text:style-name="P1"><text:span text:style-name="T18">n/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024cm" svg:height="0.989cm" svg:x="1.38cm" svg:y="11.843cm">
          <draw:text-box>
            <text:p><text:span text:style-name="T5">A </text:span><text:span text:style-name="T21">scratch</text:span><text:span text:style-name="T5"> edit layer always exists for the purpose of supporting </text:span><text:span text:style-name="T21">one-click-away drawing</text:span><text:span text:style-name="T5">.</text:span></text:p>
            <text:p><text:span text:style-name="T20">Note:</text:span><text:span text:style-name="T5"> the scratch edit layer is never copied from any source layer.</text:span></text:p>
          </draw:text-box>
        </draw:frame>
        <draw:g>
          <draw:custom-shape draw:style-name="gr13" draw:text-style-name="P9" draw:layer="layout" svg:width="0.455cm" svg:height="0.19cm" svg:x="2.494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4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9" draw:layer="layout" svg:width="0.455cm" svg:height="0.19cm" svg:x="2.494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161cm" svg:height="0.162cm" svg:x="2.641cm" svg:y="5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045cm" svg:height="0.046cm" svg:x="2.699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6" draw:layer="layout" svg:width="18.177cm" svg:height="0.989cm" svg:x="1.361cm" svg:y="10.456cm">
          <draw:text-box>
            <text:p><text:span text:style-name="T5">A selected edit layer must always be visible (i.e. clicking the eye of a selected edit layer automatically unselects it).</text:span></text:p>
            <text:p><text:span text:style-name="T5">An unselected edit layer may or may not be visible.</text:span></text:p>
          </draw:text-box>
        </draw:frame>
        <draw:frame draw:style-name="gr5" draw:text-style-name="P6" draw:layer="layout" svg:width="12.03cm" svg:height="0.595cm" svg:x="1.36cm" svg:y="13.156cm">
          <draw:text-box>
            <text:p><text:span text:style-name="T5">A new item is always added to the topmost among the selected edit layers.</text:span></text:p>
          </draw:text-box>
        </draw:frame>
        <draw:frame draw:style-name="gr20" draw:text-style-name="P6" draw:layer="layout" svg:width="19.215cm" svg:height="2.186cm" svg:x="1.359cm" svg:y="14.056cm">
          <draw:text-box>
            <text:p><text:span text:style-name="T5">Each edit layer has its own undo-stack. In addition, an undo-stack that </text:span><text:span text:style-name="T27">overrides</text:span><text:span text:style-name="T5"> the per edit layer undo-stacks is created</text:span></text:p>
            <text:p><text:span text:style-name="T5">dynamically each time a multi-selection of </text:span><text:span text:style-name="T27">at least two</text:span><text:span text:style-name="T5"> edit layers is done (i.e. simultaneously moving two items from</text:span></text:p>
            <text:p><text:span text:style-name="T5">two different edit layers results in a single action in the undo-stack for the two edit layers). </text:span><text:span text:style-name="T20">Note:</text:span><text:span text:style-name="T5"> Before destroying the</text:span></text:p>
            <text:p><text:span text:style-name="T5">dynamic undo-stack when changing a multi-selection, the undo-stacks of the affected edit layers must be updated with</text:span></text:p>
            <text:p><text:span text:style-name="T5">the current states of their respective items (in order to keep the net changes made during multi-selection mode).</text:span></text:p>
          </draw:text-box>
        </draw:frame>
        <draw:frame draw:style-name="gr21" draw:text-style-name="P8" draw:layer="layout" svg:width="18.786cm" svg:height="3.089cm" svg:x="1.49cm" svg:y="23.185cm">
          <draw:text-box>
            <text:p><text:span text:style-name="T10">Constructing the file name when saving to a file</text:span></text:p>
            <text:list text:style-name="L1">
              <text:list-header>
                <text:p><text:span text:style-name="T15">When saving to a KML file (via one of the above </text:span><text:span text:style-name="T14">Save</text:span><text:span text:style-name="T15"> operations), certain parts of the file name can optionally</text:span></text:p>
                <text:p><text:span text:style-name="T15">be easily set:</text:span></text:p>
                <text:p><text:span text:style-name="T15">1: the </text:span><text:span text:style-name="T14">time</text:span><text:span text:style-name="T15"> (using e.g. a QDateTimeEdit), and</text:span></text:p>
                <text:p><text:span text:style-name="T15">2: the</text:span><text:span text:style-name="T14"> product type</text:span><text:span text:style-name="T15"> (selecting from a combobox)</text:span></text:p>
                <text:p><text:span text:style-name="T16">Note:</text:span><text:span text:style-name="T15"> if saving back to the original source file, and the new file has a different name, the original file can optionally</text:span></text:p>
                <text:p><text:span text:style-name="T15">be removed</text:span></text:p>
              </text:list-header>
            </text:list>
          </draw:text-box>
        </draw:frame>
        <draw:frame draw:style-name="gr6" draw:text-style-name="P8" draw:layer="layout" svg:width="9.773cm" svg:height="1.119cm" svg:x="1.49cm" svg:y="16.78cm">
          <draw:text-box>
            <text:p><text:span text:style-name="T10">Operations not dependent on edit layer selection:</text:span></text:p>
            <text:list text:style-name="L1">
              <text:list-item>
                <text:p><text:span text:style-name="T11">Add</text:span><text:span text:style-name="T13"> a new edit layer</text:span></text:p>
              </text:list-item>
            </text:list>
          </draw:text-box>
        </draw:frame>
      </draw:page>
      <draw:page draw:name="page3" draw:style-name="dp1" draw:master-page-name="Default">
        <draw:frame draw:style-name="gr6" draw:text-style-name="P13" draw:layer="layout" svg:width="18.01cm" svg:height="3.026cm" svg:x="2.116cm" svg:y="2.141cm">
          <draw:text-box>
            <text:p><text:span text:style-name="T28">Ctrl+B</text:span><text:span text:style-name="T29">:</text:span></text:p>
            <text:list text:style-name="L1">
              <text:list-item>
                <text:p><text:span text:style-name="T29">toggles </text:span><text:span text:style-name="T30">edit drawing mode </text:span><text:span text:style-name="T31">(i.e. edMode set to </text:span><text:span text:style-name="T32">true</text:span><text:span text:style-name="T31"> or </text:span><text:span text:style-name="T32">false</text:span><text:span text:style-name="T31">)</text:span></text:p>
              </text:list-item>
              <text:list-item>
                <text:p><text:span text:style-name="T31">toggles visibility of </text:span><text:span text:style-name="T30">toolbar</text:span><text:span text:style-name="T31"> (i.e. the toolbar is visible </text:span><text:span text:style-name="T32">iff</text:span><text:span text:style-name="T31"> edMode)</text:span></text:p>
              </text:list-item>
              <text:list-item>
                <text:p><text:span text:style-name="T29">enables mouse/key interaction with selected edit layers (i.e. these events are</text:span></text:p>
              </text:list-item>
              <text:list-item>
                <text:p><text:span text:style-name="T29">passed </text:span><text:span text:style-name="T28">iff</text:span><text:span text:style-name="T29"> edMode)</text:span></text:p>
              </text:list-item>
            </text:list>
          </draw:text-box>
        </draw:frame>
        <draw:frame draw:style-name="gr6" draw:text-style-name="P13" draw:layer="layout" svg:width="16.228cm" svg:height="3.581cm" svg:x="1.912cm" svg:y="13.037cm">
          <draw:text-box>
            <text:p><text:span text:style-name="T28">Alt+B</text:span><text:span text:style-name="T29">:</text:span></text:p>
            <text:list text:style-name="L1">
              <text:list-item>
                <text:p><text:span text:style-name="T29">toggles </text:span><text:span text:style-name="T30">DrawingDialog</text:span></text:p>
              </text:list-item>
              <text:list-item>
                <text:p><text:span text:style-name="T32">Note:</text:span><text:span text:style-name="T30"> </text:span><text:span text:style-name="T31">layers resulting from the last Apply operation are</text:span></text:p>
                <text:p><text:span text:style-name="T31">displayed regardless of visibility of dialog, and may be</text:span></text:p>
                <text:p><text:span text:style-name="T31">shown/hidden individually using bottom-row icons (synchronized with</text:span></text:p>
                <text:p><text:span text:style-name="T31">eye icons in the dialog)</text:span></text:p>
              </text:list-item>
            </text:list>
          </draw:text-box>
        </draw:frame>
        <draw:frame draw:style-name="gr6" draw:text-style-name="P13" draw:layer="layout" svg:width="9.332cm" svg:height="1.361cm" svg:x="2.014cm" svg:y="5.924cm">
          <draw:text-box>
            <text:p><text:span text:style-name="T28">Shift+Ctrl+B</text:span><text:span text:style-name="T29">:</text:span></text:p>
            <text:list text:style-name="L1">
              <text:list-item>
                <text:p><text:span text:style-name="T29">toogles visibility of </text:span><text:span text:style-name="T31">EditDrawingDialog</text:span></text:p>
              </text:list-item>
            </text:list>
          </draw:text-box>
        </draw:frame>
        <draw:frame draw:style-name="gr6" draw:text-style-name="P13" draw:layer="layout" svg:width="17.381cm" svg:height="3.026cm" svg:x="1.994cm" svg:y="8.1cm">
          <draw:text-box>
            <text:p><text:span text:style-name="T28">Note:</text:span><text:span text:style-name="T29"> visibility of an edit layer may be controlled both with the eye icon in the</text:span></text:p>
            <text:p><text:span text:style-name="T29">EditDrawingDialog and the corresponding bottom-row icon (i.e. these are</text:span></text:p>
            <text:p><text:span text:style-name="T29">synchronized)</text:span></text:p>
            <text:p><text:span text:style-name="T29"/></text:p>
            <text:p><text:span text:style-name="T33">Note:</text:span><text:span text:style-name="T34"> an edit layer is shown iff it is visible (regardless of edMode!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1-28T12:52:53</meta:creation-date>
    <dc:date>2014-08-06T09:36:32</dc:date>
    <dc:creator>Jo Asplin</dc:creator>
    <meta:editing-duration>P8DT10H38M37S</meta:editing-duration>
    <meta:editing-cycles>402</meta:editing-cycles>
    <meta:generator>LibreOffice/3.5$Linux_X86_64 LibreOffice_project/350m1$Build-2</meta:generator>
    <meta:printed-by>Jo Asplin</meta:printed-by>
    <meta:print-date>2014-06-23T09:47:38</meta:print-date>
    <meta:document-statistic meta:object-count="106"/>
  </office:meta>
</office:document-meta>
</file>